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94ad" officeooo:paragraph-rsid="000c94ad"/>
    </style:style>
    <style:style style:name="P2" style:family="paragraph" style:parent-style-name="Standard">
      <style:text-properties officeooo:rsid="000deb41" officeooo:paragraph-rsid="000deb41"/>
    </style:style>
    <style:style style:name="P3" style:family="paragraph" style:parent-style-name="Standard">
      <style:text-properties officeooo:rsid="000f0302" officeooo:paragraph-rsid="000f0302"/>
    </style:style>
    <style:style style:name="P4" style:family="paragraph" style:parent-style-name="Standard">
      <style:text-properties officeooo:rsid="00103d49" officeooo:paragraph-rsid="00103d49"/>
    </style:style>
    <style:style style:name="P5" style:family="paragraph" style:parent-style-name="Standard">
      <style:text-properties officeooo:rsid="00115611" officeooo:paragraph-rsid="00115611"/>
    </style:style>
    <style:style style:name="P6" style:family="paragraph" style:parent-style-name="Standard">
      <style:text-properties officeooo:rsid="00115611" officeooo:paragraph-rsid="005074f4"/>
    </style:style>
    <style:style style:name="P7" style:family="paragraph" style:parent-style-name="Standard">
      <style:text-properties officeooo:rsid="0012ead0" officeooo:paragraph-rsid="0012ead0"/>
    </style:style>
    <style:style style:name="P8" style:family="paragraph" style:parent-style-name="Standard">
      <style:text-properties officeooo:rsid="00146efe" officeooo:paragraph-rsid="00146efe"/>
    </style:style>
    <style:style style:name="P9" style:family="paragraph" style:parent-style-name="Standard">
      <style:text-properties officeooo:rsid="00161579" officeooo:paragraph-rsid="00161579"/>
    </style:style>
    <style:style style:name="P10" style:family="paragraph" style:parent-style-name="Standard">
      <style:text-properties officeooo:rsid="00161579" officeooo:paragraph-rsid="00189029"/>
    </style:style>
    <style:style style:name="P11" style:family="paragraph" style:parent-style-name="Standard">
      <style:text-properties officeooo:rsid="00189029" officeooo:paragraph-rsid="00189029"/>
    </style:style>
    <style:style style:name="P12" style:family="paragraph" style:parent-style-name="Standard">
      <style:text-properties officeooo:rsid="00189029" officeooo:paragraph-rsid="0019990f"/>
    </style:style>
    <style:style style:name="P13" style:family="paragraph" style:parent-style-name="Standard">
      <style:text-properties officeooo:rsid="00189029" officeooo:paragraph-rsid="0019ccaa"/>
    </style:style>
    <style:style style:name="P14" style:family="paragraph" style:parent-style-name="Standard">
      <style:text-properties officeooo:rsid="0019ccaa" officeooo:paragraph-rsid="0019ccaa"/>
    </style:style>
    <style:style style:name="P15" style:family="paragraph" style:parent-style-name="Standard">
      <style:text-properties officeooo:rsid="0019ccaa" officeooo:paragraph-rsid="001b9117"/>
    </style:style>
    <style:style style:name="P16" style:family="paragraph" style:parent-style-name="Standard">
      <style:text-properties officeooo:rsid="001b9117" officeooo:paragraph-rsid="001b9117"/>
    </style:style>
    <style:style style:name="P17" style:family="paragraph" style:parent-style-name="Standard">
      <style:text-properties officeooo:rsid="001d73f4" officeooo:paragraph-rsid="001d73f4"/>
    </style:style>
    <style:style style:name="P18" style:family="paragraph" style:parent-style-name="Standard">
      <style:text-properties officeooo:rsid="001d73f4" officeooo:paragraph-rsid="001f097a"/>
    </style:style>
    <style:style style:name="P19" style:family="paragraph" style:parent-style-name="Standard">
      <style:text-properties officeooo:rsid="001f097a" officeooo:paragraph-rsid="001f097a"/>
    </style:style>
    <style:style style:name="P20" style:family="paragraph" style:parent-style-name="Standard">
      <style:text-properties officeooo:rsid="001f097a" officeooo:paragraph-rsid="0022c532"/>
    </style:style>
    <style:style style:name="P21" style:family="paragraph" style:parent-style-name="Standard">
      <style:text-properties officeooo:rsid="00234b8d" officeooo:paragraph-rsid="00234b8d"/>
    </style:style>
    <style:style style:name="P22" style:family="paragraph" style:parent-style-name="Standard">
      <style:text-properties officeooo:rsid="00234b8d" officeooo:paragraph-rsid="00248379"/>
    </style:style>
    <style:style style:name="P23" style:family="paragraph" style:parent-style-name="Standard">
      <style:text-properties officeooo:rsid="00260b2a" officeooo:paragraph-rsid="00260b2a"/>
    </style:style>
    <style:style style:name="P24" style:family="paragraph" style:parent-style-name="Standard">
      <style:text-properties officeooo:rsid="0028bf37" officeooo:paragraph-rsid="0028bf37"/>
    </style:style>
    <style:style style:name="P25" style:family="paragraph" style:parent-style-name="Standard">
      <style:text-properties officeooo:rsid="0028bf37" officeooo:paragraph-rsid="002a5ab1"/>
    </style:style>
    <style:style style:name="P26" style:family="paragraph" style:parent-style-name="Standard">
      <style:text-properties officeooo:rsid="00359f8b" officeooo:paragraph-rsid="00359f8b"/>
    </style:style>
    <style:style style:name="P27" style:family="paragraph" style:parent-style-name="Standard">
      <style:text-properties officeooo:rsid="0043841d" officeooo:paragraph-rsid="0043841d"/>
    </style:style>
    <style:style style:name="P28" style:family="paragraph" style:parent-style-name="Standard">
      <style:text-properties fo:font-weight="normal" officeooo:rsid="001f097a" officeooo:paragraph-rsid="001f097a" style:font-weight-asian="normal" style:font-weight-complex="normal"/>
    </style:style>
    <style:style style:name="P29" style:family="paragraph" style:parent-style-name="Standard">
      <style:text-properties fo:font-weight="normal" officeooo:rsid="001f097a" officeooo:paragraph-rsid="0022c532" style:font-weight-asian="normal" style:font-weight-complex="normal"/>
    </style:style>
    <style:style style:name="P30" style:family="paragraph" style:parent-style-name="Standard">
      <style:text-properties fo:font-weight="normal" officeooo:rsid="00234b8d" officeooo:paragraph-rsid="00234b8d" style:font-weight-asian="normal" style:font-weight-complex="normal"/>
    </style:style>
    <style:style style:name="P31" style:family="paragraph" style:parent-style-name="Standard">
      <style:text-properties fo:font-weight="normal" officeooo:rsid="00234b8d" officeooo:paragraph-rsid="00248379" style:font-weight-asian="normal" style:font-weight-complex="normal"/>
    </style:style>
    <style:style style:name="P32" style:family="paragraph" style:parent-style-name="Standard">
      <style:text-properties fo:font-weight="normal" officeooo:rsid="00260b2a" officeooo:paragraph-rsid="00260b2a" style:font-weight-asian="normal" style:font-weight-complex="normal"/>
    </style:style>
    <style:style style:name="P33" style:family="paragraph" style:parent-style-name="Standard">
      <style:text-properties fo:font-weight="normal" officeooo:rsid="0027edb5" officeooo:paragraph-rsid="00260b2a" style:font-weight-asian="normal" style:font-weight-complex="normal"/>
    </style:style>
    <style:style style:name="P34" style:family="paragraph" style:parent-style-name="Standard">
      <style:text-properties fo:font-weight="normal" officeooo:rsid="002aa58b" officeooo:paragraph-rsid="002aa58b" style:font-weight-asian="normal" style:font-weight-complex="normal"/>
    </style:style>
    <style:style style:name="P35" style:family="paragraph" style:parent-style-name="Standard">
      <style:text-properties fo:font-weight="normal" officeooo:rsid="002b6d5d" officeooo:paragraph-rsid="002b6d5d" style:font-weight-asian="normal" style:font-weight-complex="normal"/>
    </style:style>
    <style:style style:name="P36" style:family="paragraph" style:parent-style-name="Standard">
      <style:text-properties fo:font-weight="normal" officeooo:rsid="002d529f" officeooo:paragraph-rsid="002d529f" style:font-weight-asian="normal" style:font-weight-complex="normal"/>
    </style:style>
    <style:style style:name="P37" style:family="paragraph" style:parent-style-name="Standard">
      <style:text-properties fo:font-weight="normal" officeooo:rsid="002d529f" officeooo:paragraph-rsid="002f2afe" style:font-weight-asian="normal" style:font-weight-complex="normal"/>
    </style:style>
    <style:style style:name="P38" style:family="paragraph" style:parent-style-name="Standard">
      <style:text-properties fo:font-weight="normal" officeooo:rsid="00455952" officeooo:paragraph-rsid="00455952" style:font-weight-asian="normal" style:font-weight-complex="normal"/>
    </style:style>
    <style:style style:name="P39" style:family="paragraph" style:parent-style-name="Standard">
      <style:text-properties fo:font-weight="normal" officeooo:rsid="003206b3" officeooo:paragraph-rsid="003206b3" style:font-weight-asian="normal" style:font-weight-complex="normal"/>
    </style:style>
    <style:style style:name="P40" style:family="paragraph" style:parent-style-name="Standard">
      <style:text-properties fo:font-weight="normal" officeooo:rsid="00334b6f" officeooo:paragraph-rsid="00334b6f" style:font-weight-asian="normal" style:font-weight-complex="normal"/>
    </style:style>
    <style:style style:name="P41" style:family="paragraph" style:parent-style-name="Standard">
      <style:text-properties fo:font-weight="normal" officeooo:rsid="00334b6f" officeooo:paragraph-rsid="00542927" style:font-weight-asian="normal" style:font-weight-complex="normal"/>
    </style:style>
    <style:style style:name="P42" style:family="paragraph" style:parent-style-name="Standard">
      <style:text-properties fo:font-weight="normal" officeooo:rsid="00342383" officeooo:paragraph-rsid="00342383" style:font-weight-asian="normal" style:font-weight-complex="normal"/>
    </style:style>
    <style:style style:name="P43" style:family="paragraph" style:parent-style-name="Standard">
      <style:text-properties fo:font-weight="normal" officeooo:rsid="0034c0c5" officeooo:paragraph-rsid="0034c0c5" style:font-weight-asian="normal" style:font-weight-complex="normal"/>
    </style:style>
    <style:style style:name="P44" style:family="paragraph" style:parent-style-name="Standard">
      <style:text-properties fo:font-weight="normal" officeooo:rsid="00359f8b" officeooo:paragraph-rsid="00359f8b" style:font-weight-asian="normal" style:font-weight-complex="normal"/>
    </style:style>
    <style:style style:name="P45" style:family="paragraph" style:parent-style-name="Standard">
      <style:text-properties fo:font-weight="normal" officeooo:rsid="0049fefc" officeooo:paragraph-rsid="0049fefc" style:font-weight-asian="normal" style:font-weight-complex="normal"/>
    </style:style>
    <style:style style:name="P46" style:family="paragraph" style:parent-style-name="Standard">
      <style:text-properties fo:font-weight="normal" officeooo:rsid="004ba2cf" officeooo:paragraph-rsid="004ba2cf" style:font-weight-asian="normal" style:font-weight-complex="normal"/>
    </style:style>
    <style:style style:name="P47" style:family="paragraph" style:parent-style-name="Standard">
      <style:text-properties fo:font-weight="normal" officeooo:rsid="003623ca" officeooo:paragraph-rsid="003623ca" style:font-weight-asian="normal" style:font-weight-complex="normal"/>
    </style:style>
    <style:style style:name="P48" style:family="paragraph" style:parent-style-name="Standard">
      <style:text-properties fo:font-weight="normal" officeooo:rsid="0036eca6" officeooo:paragraph-rsid="0036eca6" style:font-weight-asian="normal" style:font-weight-complex="normal"/>
    </style:style>
    <style:style style:name="P49" style:family="paragraph" style:parent-style-name="Standard">
      <style:text-properties fo:font-weight="normal" officeooo:rsid="0038bf35" officeooo:paragraph-rsid="0038bf35" style:font-weight-asian="normal" style:font-weight-complex="normal"/>
    </style:style>
    <style:style style:name="P50" style:family="paragraph" style:parent-style-name="Standard">
      <style:text-properties fo:font-weight="normal" officeooo:rsid="003906f5" officeooo:paragraph-rsid="003906f5" style:font-weight-asian="normal" style:font-weight-complex="normal"/>
    </style:style>
    <style:style style:name="P51" style:family="paragraph" style:parent-style-name="Standard">
      <style:text-properties fo:font-weight="normal" officeooo:rsid="004d94d8" officeooo:paragraph-rsid="004d94d8" style:font-weight-asian="normal" style:font-weight-complex="normal"/>
    </style:style>
    <style:style style:name="P52" style:family="paragraph" style:parent-style-name="Standard">
      <style:text-properties fo:font-weight="normal" officeooo:rsid="004e8883" officeooo:paragraph-rsid="004e8883" style:font-weight-asian="normal" style:font-weight-complex="normal"/>
    </style:style>
    <style:style style:name="P53" style:family="paragraph" style:parent-style-name="Standard">
      <style:text-properties fo:font-weight="normal" officeooo:rsid="003a7c37" officeooo:paragraph-rsid="003a7c37" style:font-weight-asian="normal" style:font-weight-complex="normal"/>
    </style:style>
    <style:style style:name="P54" style:family="paragraph" style:parent-style-name="Standard">
      <style:text-properties fo:font-weight="normal" officeooo:rsid="0046b271" officeooo:paragraph-rsid="0046b271" style:font-weight-asian="normal" style:font-weight-complex="normal"/>
    </style:style>
    <style:style style:name="P55" style:family="paragraph" style:parent-style-name="Standard">
      <style:text-properties fo:font-weight="normal" officeooo:rsid="003b079b" officeooo:paragraph-rsid="003b079b" style:font-weight-asian="normal" style:font-weight-complex="normal"/>
    </style:style>
    <style:style style:name="P56" style:family="paragraph" style:parent-style-name="Standard">
      <style:text-properties fo:font-weight="normal" officeooo:rsid="0040a28b" officeooo:paragraph-rsid="0040a28b" style:font-weight-asian="normal" style:font-weight-complex="normal"/>
    </style:style>
    <style:style style:name="P57" style:family="paragraph" style:parent-style-name="Standard">
      <style:text-properties fo:font-weight="normal" officeooo:rsid="00410e03" officeooo:paragraph-rsid="00410e03" style:font-weight-asian="normal" style:font-weight-complex="normal"/>
    </style:style>
    <style:style style:name="P58" style:family="paragraph" style:parent-style-name="Standard">
      <style:text-properties fo:font-weight="normal" officeooo:rsid="005259df" officeooo:paragraph-rsid="005259df" style:font-weight-asian="normal" style:font-weight-complex="normal"/>
    </style:style>
    <style:style style:name="P59" style:family="paragraph" style:parent-style-name="Standard">
      <style:text-properties fo:font-weight="normal" officeooo:rsid="0055f4cb" officeooo:paragraph-rsid="0055f4cb" style:font-weight-asian="normal" style:font-weight-complex="normal"/>
    </style:style>
    <style:style style:name="P60" style:family="paragraph" style:parent-style-name="Standard">
      <style:text-properties fo:font-weight="normal" officeooo:rsid="005625d3" officeooo:paragraph-rsid="005625d3" style:font-weight-asian="normal" style:font-weight-complex="normal"/>
    </style:style>
    <style:style style:name="T1" style:family="text">
      <style:text-properties officeooo:rsid="000deb41"/>
    </style:style>
    <style:style style:name="T2" style:family="text">
      <style:text-properties officeooo:rsid="00115611"/>
    </style:style>
    <style:style style:name="T3" style:family="text">
      <style:text-properties officeooo:rsid="00189029"/>
    </style:style>
    <style:style style:name="T4" style:family="text">
      <style:text-properties officeooo:rsid="0019990f"/>
    </style:style>
    <style:style style:name="T5" style:family="text">
      <style:text-properties officeooo:rsid="0019cc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6756" style:font-weight-asian="normal" style:font-weight-complex="normal"/>
    </style:style>
    <style:style style:name="T8" style:family="text">
      <style:text-properties fo:font-weight="normal" officeooo:rsid="0022c532" style:font-weight-asian="normal" style:font-weight-complex="normal"/>
    </style:style>
    <style:style style:name="T9" style:family="text">
      <style:text-properties fo:font-weight="normal" officeooo:rsid="00248379" style:font-weight-asian="normal" style:font-weight-complex="normal"/>
    </style:style>
    <style:style style:name="T10" style:family="text">
      <style:text-properties fo:font-weight="normal" officeooo:rsid="0027edb5" style:font-weight-asian="normal" style:font-weight-complex="normal"/>
    </style:style>
    <style:style style:name="T11" style:family="text">
      <style:text-properties fo:font-weight="normal" officeooo:rsid="004c7370" style:font-weight-asian="normal" style:font-weight-complex="normal"/>
    </style:style>
    <style:style style:name="T12" style:family="text">
      <style:text-properties officeooo:rsid="005259df"/>
    </style:style>
    <style:style style:name="T13" style:family="text">
      <style:text-properties officeooo:rsid="005bf74f"/>
    </style:style>
    <style:style style:name="T14" style:family="text">
      <style:text-properties officeooo:rsid="005d562a"/>
    </style:style>
    <style:style style:name="T15" style:family="text">
      <style:text-properties officeooo:rsid="005dfb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scala variables</text:p>
      <text:p text:style-name="P2">val immutable</text:p>
      <text:p text:style-name="P2"/>
      <text:p text:style-name="P1">va<text:span text:style-name="T1">l</text:span> x = 10;</text:p>
      <text:p text:style-name="P2">x = "Nitin"</text:p>
      <text:p text:style-name="P2"/>
      <text:p text:style-name="P2">var mutable</text:p>
      <text:p text:style-name="P2"/>
      <text:p text:style-name="P2">var x = 10;</text:p>
      <text:p text:style-name="P2">x = "Nitin"</text:p>
      <text:p text:style-name="P2"/>
      <text:p text:style-name="P3">assigning block expression</text:p>
      <text:p text:style-name="P3">it is normally not availabe in most of the programming languages. Scala supports it. Last expression automatically becomes the return type without stating the return.</text:p>
      <text:p text:style-name="P3">val a = {var p = 100; var q = 80; p-q}</text:p>
      <text:p text:style-name="P3"/>
      <text:p text:style-name="P3">Lazy variable</text:p>
      <text:p text:style-name="P3">val x = scala.io.Source.fromFile("input.txt").mkString</text:p>
      <text:p text:style-name="P3"/>
      <text:p text:style-name="P3">lazy val x = scala.io.Source.fromFile("input.txt").mkString</text:p>
      <text:p text:style-name="P3"/>
      <text:p text:style-name="P4">control structures</text:p>
      <text:p text:style-name="P5">val x = 10</text:p>
      <text:p text:style-name="P5">val y = if(x &gt; 7 &amp;&amp; x &lt; 15) 1 else 0</text:p>
      <text:p text:style-name="P5"/>
      <text:p text:style-name="P5">val y = if(x &gt; 7 &amp;&amp; x &lt; 15) {1 } else {0}</text:p>
      <text:p text:style-name="P5"/>
      <text:p text:style-name="P6">val y = {</text:p>
      <text:p text:style-name="P6">if(x &gt; 7 &amp;&amp; x &lt; 15) </text:p>
      <text:p text:style-name="P5">{</text:p>
      <text:p text:style-name="P5">1</text:p>
      <text:p text:style-name="P5">} </text:p>
      <text:p text:style-name="P5">else</text:p>
      <text:p text:style-name="P5">{</text:p>
      <text:p text:style-name="P5"><text:s/>0</text:p>
      <text:p text:style-name="P5">}</text:p>
      <text:p text:style-name="P5">}</text:p>
      <text:p text:style-name="P5"/>
      <text:p text:style-name="P5">val y = if(x &gt; 7 || x &lt; 15) {1} else {0}</text:p>
      <text:p text:style-name="P5"/>
      <text:p text:style-name="P7">val y <text:span text:style-name="T2">= if(x &gt; 7 &amp;&amp; x &lt; 15) "</text:span>positive"<text:span text:style-name="T2"> else 0</text:span></text:p>
      <text:p text:style-name="P7"/>
      <text:p text:style-name="P8">any is a super class for string and int.</text:p>
      <text:p text:style-name="P8"/>
      <text:p text:style-name="P8"/>
      <text:p text:style-name="P9">Loops</text:p>
      <text:p text:style-name="P9">foreach</text:p>
      <text:p text:style-name="P9"/>
      <text:p text:style-name="P9">var x = "Nitin"</text:p>
      <text:p text:style-name="P9"><text:soft-page-break/></text:p>
      <text:p text:style-name="P9">for</text:p>
      <text:p text:style-name="P9"/>
      <text:p text:style-name="P9">var sum = 0</text:p>
      <text:p text:style-name="P9">for(x&lt;- 1 to 5) sum += 1</text:p>
      <text:p text:style-name="P9"/>
      <text:p text:style-name="P9"/>
      <text:p text:style-name="P10">for(x&lt;- 1 <text:span text:style-name="T3">until</text:span> 5) sum += 1</text:p>
      <text:p text:style-name="P10"/>
      <text:p text:style-name="P11">for(x&lt;-1 to 3; y&lt;-1 to 3) println(10*x + y)</text:p>
      <text:p text:style-name="P11"/>
      <text:p text:style-name="P11"/>
      <text:p text:style-name="P12">for(x&lt;-1 to 3; y&lt;-1 to 3 <text:span text:style-name="T4">if(x==y)</text:span>) println(10*x + y)</text:p>
      <text:p text:style-name="P12"/>
      <text:p text:style-name="P13">for(x&lt;-1 to 3; <text:s/><text:span text:style-name="T5">i=4-x; </text:span>y&lt;-<text:span text:style-name="T5">i</text:span> to 3 ) println(10*x + y)</text:p>
      <text:p text:style-name="P13"/>
      <text:p text:style-name="P27">#DO WHILE</text:p>
      <text:p text:style-name="P27"/>
      <text:p text:style-name="P27">var i = 5</text:p>
      <text:p text:style-name="P27">do{</text:p>
      <text:p text:style-name="P27">println(i)</text:p>
      <text:p text:style-name="P27">i += 1 //<text:span text:style-name="T15">i = i+1</text:span></text:p>
      <text:p text:style-name="P27">}</text:p>
      <text:p text:style-name="P27">while(i&lt;10)</text:p>
      <text:p text:style-name="P13"/>
      <text:p text:style-name="P14">def area(inRadious:Int):Double={3.14 * inRadious * inRadious}</text:p>
      <text:p text:style-name="P14"/>
      <text:p text:style-name="P16">var x = area(1)</text:p>
      <text:p text:style-name="P16">var x = area(10)</text:p>
      <text:p text:style-name="P16"/>
      <text:p text:style-name="P15">def area(inRadious:Int):Double=3.14 * inRadious * inRadious</text:p>
      <text:p text:style-name="P15"/>
      <text:p text:style-name="P15">def area(inRadious:Int)=3.14 * inRadious * inRadious</text:p>
      <text:p text:style-name="P15"/>
      <text:p text:style-name="P17">def factorial(input:Int):Int={if(input==1){1}else{input*factorial(input-1)}}</text:p>
      <text:p text:style-name="P17"/>
      <text:p text:style-name="P17">def factorial(input:Int):Int=if(input==1){1}else{input*factorial(input-1)}</text:p>
      <text:p text:style-name="P17"/>
      <text:p text:style-name="P18">def factorial(input:Int)=if(input==1){1}else{input*factorial(input-1)}</text:p>
      <text:p text:style-name="P18"/>
      <text:p text:style-name="P19">def concat(input1:String,input2:String="Nitin",input3:<text:span text:style-name="T6">String="kumar")=input1 + " "+ input2 + " " + input3</text:span></text:p>
      <text:p text:style-name="P28"/>
      <text:p text:style-name="P28">println(concat("hi"))</text:p>
      <text:p text:style-name="P28"/>
      <text:p text:style-name="P19"><text:span text:style-name="T6">println(concat("hi","</text:span><text:span text:style-name="T7">himanshu</text:span><text:span text:style-name="T6">"))</text:span></text:p>
      <text:p text:style-name="P28"/>
      <text:p text:style-name="P20"><text:span text:style-name="T6">println(concat("hi",</text:span><text:span text:style-name="T8">input3=</text:span><text:span text:style-name="T6">"</text:span><text:span text:style-name="T8">sharma</text:span><text:span text:style-name="T6">"))</text:span></text:p>
      <text:p text:style-name="P29"/>
      <text:p text:style-name="P21"><text:soft-page-break/><text:span text:style-name="T6">#procedure : does return any value and = sign is missing. </text:span><text:span text:style-name="T9">Procedure cannot be recursive as they dont return anything.</text:span></text:p>
      <text:p text:style-name="P30">def recarea(length:Int,width:Int){val x = length * width; println(x)}</text:p>
      <text:p text:style-name="P30"/>
      <text:p text:style-name="P30">recarea(1,2)</text:p>
      <text:p text:style-name="P22"><text:span text:style-name="T6">recarea(2,</text:span><text:span text:style-name="T9">3</text:span><text:span text:style-name="T6">)</text:span></text:p>
      <text:p text:style-name="P31"/>
      <text:p text:style-name="P32">#collections</text:p>
      <text:p text:style-name="P32">#Array</text:p>
      <text:p text:style-name="P23"><text:span text:style-name="T6">#they dont have fixed leng</text:span><text:span text:style-name="T10">th</text:span></text:p>
      <text:p text:style-name="P33"/>
      <text:p text:style-name="P24"><text:span text:style-name="T10">v</text:span><text:span text:style-name="T6">al x:Array[Int]=Array[Int](1,2,3,4,5)</text:span></text:p>
      <text:p text:style-name="P34">x</text:p>
      <text:p text:style-name="P25"><text:span text:style-name="T10">v</text:span><text:span text:style-name="T6">al x=Array[Int](1,2,3,4,5)</text:span></text:p>
      <text:p text:style-name="P34">x</text:p>
      <text:p text:style-name="P34"/>
      <text:p text:style-name="P35">x(0)</text:p>
      <text:p text:style-name="P35">x(4)</text:p>
      <text:p text:style-name="P35"/>
      <text:p text:style-name="P36">x(5) = 5</text:p>
      <text:p text:style-name="P36">x.foreach(println)</text:p>
      <text:p text:style-name="P36"/>
      <text:p text:style-name="P38">#declaring without initiation</text:p>
      <text:p text:style-name="P38"/>
      <text:p text:style-name="P38">var x = new Array[Int](5)</text:p>
      <text:p text:style-name="P38">x(0) = 5</text:p>
      <text:p text:style-name="P36"/>
      <text:p text:style-name="P36">import scala.collection.mutable.ArrayBuffer</text:p>
      <text:p text:style-name="P36">var x = ArrayBuffer[Int]()</text:p>
      <text:p text:style-name="P36">x += 1</text:p>
      <text:p text:style-name="P36">x += 12</text:p>
      <text:p text:style-name="P36">x += 25</text:p>
      <text:p text:style-name="P36">x -= 25</text:p>
      <text:p text:style-name="P36"/>
      <text:p text:style-name="P37">x.foreach(println)</text:p>
      <text:p text:style-name="P37"/>
      <text:p text:style-name="P37"/>
      <text:p text:style-name="P39">x += (1,2,3)</text:p>
      <text:p text:style-name="P39"/>
      <text:p text:style-name="P39">x ++= Array(4,5,6)</text:p>
      <text:p text:style-name="P39">x.remove(0)</text:p>
      <text:p text:style-name="P39"/>
      <text:p text:style-name="P39"/>
      <text:p text:style-name="P39">#Map</text:p>
      <text:p text:style-name="P39"/>
      <text:p text:style-name="P39">var x = Map[String,String]("Nitin"-&gt;"Kumar","Yogesh"-&gt;"Jain","Bhupender"-&gt;"Singh")</text:p>
      <text:p text:style-name="P39"/>
      <text:p text:style-name="P39">x("Nitin")</text:p>
      <text:p text:style-name="P40">x("sushil")="singh"</text:p>
      <text:p text:style-name="P40"><text:soft-page-break/></text:p>
      <text:p text:style-name="P40">var x = scala.collection.mutable.Map[String,String]("Nitin"-&gt;"Kumar","Yogesh"-&gt;"Jain","Bhupender"-&gt;"Singh")</text:p>
      <text:p text:style-name="P40">x("sushil")="singh"</text:p>
      <text:p text:style-name="P40"/>
      <text:p text:style-name="P40">//<text:span text:style-name="T12">to be discussed further tomorrow</text:span></text:p>
      <text:p text:style-name="P40"/>
      <text:p text:style-name="P58">var inputJson = """{"Name" : "<text:span text:style-name="T13">Srikant</text:span>", "Age" : "20", "Colleagues":["<text:span text:style-name="T14">Anant</text:span>","<text:span text:style-name="T14">Prabhakaran</text:span>"], "Address":{"plotno":"D2","city":"Gurgaon"}}"""</text:p>
      <text:p text:style-name="P58"/>
      <text:p text:style-name="P59">import scala.util.parsing.json.JSON</text:p>
      <text:p text:style-name="P58"/>
      <text:p text:style-name="P60">JSON.parseFull(inputJson) match {</text:p>
      <text:p text:style-name="P60">case Some(newJson) =&gt;</text:p>
      <text:p text:style-name="P60">{</text:p>
      <text:p text:style-name="P60">for(x &lt;- newJson.asInstanceOf[Map[String,Any]].keys)</text:p>
      <text:p text:style-name="P60">{</text:p>
      <text:p text:style-name="P60">println(x.toString + " : " + newJson.asInstanceOf[Map[String,Any]](x))</text:p>
      <text:p text:style-name="P60">}</text:p>
      <text:p text:style-name="P60">}</text:p>
      <text:p text:style-name="P60">case None =&gt; {println("found some wrong Jsone")}</text:p>
      <text:p text:style-name="P60">}</text:p>
      <text:p text:style-name="P58"/>
      <text:p text:style-name="P41">//<text:span text:style-name="T12">to be discussed further tomorrow</text:span></text:p>
      <text:p text:style-name="P40"/>
      <text:p text:style-name="P42">val x = scala.collection.mutable.Map[String,String]("Nitin"-&gt;"Kumar","Yogesh"-&gt;"Jain","Bhupender"-&gt;"Singh")</text:p>
      <text:p text:style-name="P42"/>
      <text:p text:style-name="P42">x("sushil")="singh"</text:p>
      <text:p text:style-name="P42"/>
      <text:p text:style-name="P43">val x = scala.collection.mutable.Map[String,String]("Nitin"-&gt;"Kumar","Yogesh"-&gt;"Jain","Bhupender"-&gt;"Singh", "Bhupender"-&gt;"Yadav")</text:p>
      <text:p text:style-name="P43"/>
      <text:p text:style-name="P43">#we cannot have same keys getting repeated</text:p>
      <text:p text:style-name="P43"/>
      <text:p text:style-name="P44">#tuple</text:p>
      <text:p text:style-name="P44">#tuple is like rows of table where we can have multiple fields of different data types.</text:p>
      <text:p text:style-name="P26"><text:span text:style-name="T11">v</text:span><text:span text:style-name="T6">ar x = (1,"Nitin","Kumar",7878787.89)</text:span></text:p>
      <text:p text:style-name="P44">x._1</text:p>
      <text:p text:style-name="P44">x._4</text:p>
      <text:p text:style-name="P44"/>
      <text:p text:style-name="P45">x.foreach(println)</text:p>
      <text:p text:style-name="P45">x.productIterator.foreach(println)</text:p>
      <text:p text:style-name="P46"/>
      <text:p text:style-name="P44"/>
      <text:p text:style-name="P47">#offset is starting with 1</text:p>
      <text:p text:style-name="P47"/>
      <text:p text:style-name="P48">x _1</text:p>
      <text:p text:style-name="P48"/>
      <text:p text:style-name="P49"><text:soft-page-break/>#if you have a function which is going to return more than value, tuples are the good choice.</text:p>
      <text:p text:style-name="P50">#also used in key value pair rdd which we are going to use heavily.</text:p>
      <text:p text:style-name="P50"/>
      <text:p text:style-name="P51">#sets : set of similar data type without any duplicate</text:p>
      <text:p text:style-name="P51">var x = Set(1,2,3,4,4)</text:p>
      <text:p text:style-name="P51">x.head</text:p>
      <text:p text:style-name="P51">x.tail</text:p>
      <text:p text:style-name="P51">x.isEmpty</text:p>
      <text:p text:style-name="P50"/>
      <text:p text:style-name="P52">var y = Set(4,5,6,7)</text:p>
      <text:p text:style-name="P52">x ++ y</text:p>
      <text:p text:style-name="P52"/>
      <text:p text:style-name="P52">x.intersect(y)</text:p>
      <text:p text:style-name="P52"/>
      <text:p text:style-name="P53">var x = List(1,2,3)</text:p>
      <text:p text:style-name="P53">x(0)</text:p>
      <text:p text:style-name="P53"/>
      <text:p text:style-name="P54">var y = List(4,5,6)</text:p>
      <text:p text:style-name="P54">x ++ y</text:p>
      <text:p text:style-name="P54"/>
      <text:p text:style-name="P54">List.concat(x,y)</text:p>
      <text:p text:style-name="P54"/>
      <text:p text:style-name="P47"/>
      <text:p text:style-name="P47"/>
      <text:p text:style-name="P55">def sum(input</text:p>
      <text:p text:style-name="P55"><text:s text:c="6"/>:List[Int]):Int =</text:p>
      <text:p text:style-name="P55"><text:s text:c="6"/>{if(input.length==1)</text:p>
      <text:p text:style-name="P55"><text:s text:c="6"/>{</text:p>
      <text:p text:style-name="P55"><text:s text:c="6"/>input.head</text:p>
      <text:p text:style-name="P55"><text:s text:c="6"/>}</text:p>
      <text:p text:style-name="P55"><text:s text:c="6"/>else</text:p>
      <text:p text:style-name="P55"><text:s text:c="6"/>{</text:p>
      <text:p text:style-name="P55"><text:s text:c="5"/><text:tab/>input.head + sum(input.tail)</text:p>
      <text:p text:style-name="P55"><text:s text:c="6"/>}</text:p>
      <text:p text:style-name="P55"><text:s text:c="6"/>}</text:p>
      <text:p text:style-name="P55"/>
      <text:p text:style-name="P55">sum(List(1,2,3))</text:p>
      <text:p text:style-name="P55"/>
      <text:p text:style-name="P56">list is either nil or combination of head and tail where tail is again a list.</text:p>
      <text:p text:style-name="P56"/>
      <text:p text:style-name="P57">x==Nil</text:p>
      <text:p text:style-name="P57">x.tail.tail.tail==Nil</text:p>
      <text:p text:style-name="P57"/>
      <text:p text:style-name="P57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4M10S</meta:editing-duration>
    <meta:editing-cycles>71</meta:editing-cycles>
    <meta:generator>LibreOffice/5.1.2.2$Windows_x86 LibreOffice_project/d3bf12ecb743fc0d20e0be0c58ca359301eb705f</meta:generator>
    <dc:date>2019-06-09T10:04:32.670000000</dc:date>
    <meta:document-statistic meta:table-count="0" meta:image-count="0" meta:object-count="0" meta:page-count="5" meta:paragraph-count="150" meta:word-count="577" meta:character-count="4070" meta:non-whitespace-character-count="3579"/>
    <meta:user-defined meta:name="Info 1"/>
    <meta:user-defined meta:name="Info 2"/>
    <meta:user-defined meta:name="Info 3"/>
    <meta:user-defined meta:name="Info 4"/>
  </office:meta>
</office:document-meta>
</file>